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float" office:value="435.8">
            <text:p>435.8</text:p>
          </table:table-cell>
          <table:table-cell table:number-columns-repeated="2"/>
          <table:table-cell office:value-type="float" office:value="404.7">
            <text:p>404.7</text:p>
          </table:table-cell>
          <table:table-cell table:number-columns-repeated="2"/>
          <table:table-cell office:value-type="float" office:value="407.8">
            <text:p>407.8</text:p>
          </table:table-cell>
          <table:table-cell table:number-columns-repeated="2"/>
          <table:table-cell office:value-type="float" office:value="546.1">
            <text:p>546.1</text:p>
          </table:table-cell>
        </table:table-row>
        <table:table-row table:style-name="ro1">
          <table:table-cell table:number-columns-repeated="2"/>
          <table:table-cell table:style-name="ce1" office:value-type="float" office:value="-20">
            <text:p>-20.0</text:p>
          </table:table-cell>
          <table:table-cell office:value-type="float" office:value="0">
            <text:p>0</text:p>
          </table:table-cell>
          <table:table-cell/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/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-10">
            <text:p>-10.0</text:p>
          </table:table-cell>
          <table:table-cell office:value-type="float" office:value="0">
            <text:p>0</text:p>
          </table:table-cell>
          <table:table-cell/>
          <table:table-cell office:value-type="float" office:value="-1.4">
            <text:p>-1.4</text:p>
          </table:table-cell>
          <table:table-cell office:value-type="float" office:value="0.002">
            <text:p>0.002</text:p>
          </table:table-cell>
          <table:table-cell/>
          <table:table-cell office:value-type="float" office:value="-1">
            <text:p>-1.0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-5">
            <text:p>-5.0</text:p>
          </table:table-cell>
          <table:table-cell office:value-type="float" office:value="0">
            <text:p>0</text:p>
          </table:table-cell>
          <table:table-cell/>
          <table:table-cell office:value-type="float" office:value="-1.3">
            <text:p>-1.3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0.9">
            <text:p>-0.9</text:p>
          </table:table-cell>
          <table:table-cell office:value-type="float" office:value="0.017">
            <text:p>0.017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table:number-columns-repeated="2"/>
          <table:table-cell table:style-name="ce1" office:value-type="float" office:value="-2">
            <text:p>-2.0</text:p>
          </table:table-cell>
          <table:table-cell office:value-type="float" office:value="0">
            <text:p>0</text:p>
          </table:table-cell>
          <table:table-cell/>
          <table:table-cell office:value-type="float" office:value="-1.2">
            <text:p>-1.2</text:p>
          </table:table-cell>
          <table:table-cell office:value-type="float" office:value="0.018">
            <text:p>0.018</text:p>
          </table:table-cell>
          <table:table-cell/>
          <table:table-cell office:value-type="float" office:value="-0.8">
            <text:p>-0.8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table:number-columns-repeated="2"/>
          <table:table-cell table:style-name="ce1" office:value-type="float" office:value="-1">
            <text:p>-1.0</text:p>
          </table:table-cell>
          <table:table-cell office:value-type="float" office:value="0">
            <text:p>0</text:p>
          </table:table-cell>
          <table:table-cell/>
          <table:table-cell office:value-type="float" office:value="-1.1">
            <text:p>-1.1</text:p>
          </table:table-cell>
          <table:table-cell office:value-type="float" office:value="0.03">
            <text:p>0.03</text:p>
          </table:table-cell>
          <table:table-cell/>
          <table:table-cell office:value-type="float" office:value="-0.699999999999999">
            <text:p>-0.7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table:number-columns-repeated="2"/>
          <table:table-cell table:style-name="ce1" office:value-type="float" office:value="-0.9">
            <text:p>-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-1">
            <text:p>-1.0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.068">
            <text:p>0.068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table:number-columns-repeated="2"/>
          <table:table-cell table:style-name="ce1" office:value-type="float" office:value="-0.8">
            <text:p>-0.8</text:p>
          </table:table-cell>
          <table:table-cell office:value-type="float" office:value="0.0025">
            <text:p>0.0025</text:p>
          </table:table-cell>
          <table:table-cell/>
          <table:table-cell office:value-type="float" office:value="-0.9">
            <text:p>-0.9</text:p>
          </table:table-cell>
          <table:table-cell office:value-type="float" office:value="0.066">
            <text:p>0.066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.091">
            <text:p>0.091</text:p>
          </table:table-cell>
          <table:table-cell/>
          <table:table-cell office:value-type="float" office:value="0">
            <text:p>0.0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table:number-columns-repeated="2"/>
          <table:table-cell table:style-name="ce1" office:value-type="float" office:value="-0.7">
            <text:p>-0.7</text:p>
          </table:table-cell>
          <table:table-cell office:value-type="float" office:value="0.007">
            <text:p>0.007</text:p>
          </table:table-cell>
          <table:table-cell/>
          <table:table-cell office:value-type="float" office:value="-0.8">
            <text:p>-0.8</text:p>
          </table:table-cell>
          <table:table-cell office:value-type="float" office:value="0.094">
            <text:p>0.094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125">
            <text:p>0.125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2"/>
          <table:table-cell table:style-name="ce1" office:value-type="float" office:value="-0.6">
            <text:p>-0.6</text:p>
          </table:table-cell>
          <table:table-cell office:value-type="float" office:value="0.0094">
            <text:p>0.0094</text:p>
          </table:table-cell>
          <table:table-cell/>
          <table:table-cell office:value-type="float" office:value="-0.699999999999999">
            <text:p>-0.7</text:p>
          </table:table-cell>
          <table:table-cell office:value-type="float" office:value="0.125">
            <text:p>0.125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16">
            <text:p>0.16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table:number-columns-repeated="2"/>
          <table:table-cell table:style-name="ce1" office:value-type="float" office:value="-0.5">
            <text:p>-0.5</text:p>
          </table:table-cell>
          <table:table-cell office:value-type="float" office:value="0.0198">
            <text:p>0.0198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2">
            <text:p>0.2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table:number-columns-repeated="2"/>
          <table:table-cell table:style-name="ce1" office:value-type="float" office:value="-0.4">
            <text:p>-0.4</text:p>
          </table:table-cell>
          <table:table-cell office:value-type="float" office:value="0.022">
            <text:p>0.022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.2">
            <text:p>0.2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24">
            <text:p>0.24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table:number-columns-repeated="2"/>
          <table:table-cell table:style-name="ce1" office:value-type="float" office:value="-0.3">
            <text:p>-0.3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0245">
            <text:p>0.0245</text:p>
          </table:table-cell>
          <table:table-cell/>
          <table:table-cell office:value-type="float" office:value="0">
            <text:p>0.0</text:p>
          </table:table-cell>
          <table:table-cell office:value-type="float" office:value="0.275">
            <text:p>0.275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number-columns-repeated="2"/>
          <table:table-cell table:style-name="ce1" office:value-type="float" office:value="-0.2">
            <text:p>-0.2</text:p>
          </table:table-cell>
          <table:table-cell office:value-type="float" office:value="0.036">
            <text:p>0.036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265">
            <text:p>0.265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3">
            <text:p>0.3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table:number-columns-repeated="2"/>
          <table:table-cell table:style-name="ce1" office:value-type="float" office:value="-0.1">
            <text:p>-0.1</text:p>
          </table:table-cell>
          <table:table-cell office:value-type="float" office:value="0.045">
            <text:p>0.045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32">
            <text:p>0.32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36">
            <text:p>0.36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table:number-columns-repeated="2"/>
          <table:table-cell table:style-name="ce1" office:value-type="float" office:value="0">
            <text:p>0.0</text:p>
          </table:table-cell>
          <table:table-cell office:value-type="float" office:value="0.056">
            <text:p>0.056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41">
            <text:p>0.41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table:number-columns-repeated="2"/>
          <table:table-cell table:style-name="ce1" office:value-type="float" office:value="0.0999999999999996">
            <text:p>0.1</text:p>
          </table:table-cell>
          <table:table-cell office:value-type="float" office:value="0.065">
            <text:p>0.065</text:p>
          </table:table-cell>
          <table:table-cell/>
          <table:table-cell office:value-type="float" office:value="0">
            <text:p>0.0</text:p>
          </table:table-cell>
          <table:table-cell office:value-type="float" office:value="0.4">
            <text:p>0.4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45">
            <text:p>0.45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number-columns-repeated="2"/>
          <table:table-cell table:style-name="ce1" office:value-type="float" office:value="0.2">
            <text:p>0.2</text:p>
          </table:table-cell>
          <table:table-cell office:value-type="float" office:value="0.076">
            <text:p>0.076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44">
            <text:p>0.44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.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table:number-columns-repeated="2"/>
          <table:table-cell table:style-name="ce1" office:value-type="float" office:value="0.3">
            <text:p>0.3</text:p>
          </table:table-cell>
          <table:table-cell office:value-type="float" office:value="0.085">
            <text:p>0.085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52">
            <text:p>0.52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54">
            <text:p>0.54</text:p>
          </table:table-cell>
          <table:table-cell/>
          <table:table-cell office:value-type="float" office:value="1.2">
            <text:p>1.2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table:number-columns-repeated="2"/>
          <table:table-cell table:style-name="ce1" office:value-type="float" office:value="0.4">
            <text:p>0.4</text:p>
          </table:table-cell>
          <table:table-cell office:value-type="float" office:value="0.09">
            <text:p>0.09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56">
            <text:p>0.56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59">
            <text:p>0.59</text:p>
          </table:table-cell>
          <table:table-cell/>
          <table:table-cell office:value-type="float" office:value="1.4">
            <text:p>1.4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number-columns-repeated="2"/>
          <table:table-cell table:style-name="ce1" office:value-type="float" office:value="0.5">
            <text:p>0.5</text:p>
          </table:table-cell>
          <table:table-cell office:value-type="float" office:value="0.11">
            <text:p>0.11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61">
            <text:p>0.61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63">
            <text:p>0.63</text:p>
          </table:table-cell>
          <table:table-cell/>
          <table:table-cell office:value-type="float" office:value="1.6">
            <text:p>1.6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table:number-columns-repeated="2"/>
          <table:table-cell table:style-name="ce1" office:value-type="float" office:value="0.6">
            <text:p>0.6</text:p>
          </table:table-cell>
          <table:table-cell office:value-type="float" office:value="0.125">
            <text:p>0.125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69">
            <text:p>0.69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table:number-columns-repeated="2"/>
          <table:table-cell table:style-name="ce1" office:value-type="float" office:value="0.7">
            <text:p>0.7</text:p>
          </table:table-cell>
          <table:table-cell office:value-type="float" office:value="0.135">
            <text:p>0.135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72">
            <text:p>0.72</text:p>
          </table:table-cell>
          <table:table-cell/>
          <table:table-cell office:value-type="float" office:value="1">
            <text:p>1.0</text:p>
          </table:table-cell>
          <table:table-cell office:value-type="float" office:value="0.72">
            <text:p>0.72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table:number-columns-repeated="2"/>
          <table:table-cell table:style-name="ce1" office:value-type="float" office:value="0.8">
            <text:p>0.8</text:p>
          </table:table-cell>
          <table:table-cell office:value-type="float" office:value="0.145">
            <text:p>0.145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77">
            <text:p>0.77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9">
            <text:p>0.9</text:p>
          </table:table-cell>
          <table:table-cell office:value-type="float" office:value="0.155">
            <text:p>0.155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81">
            <text:p>0.81</text:p>
          </table:table-cell>
          <table:table-cell/>
          <table:table-cell office:value-type="float" office:value="1.4">
            <text:p>1.4</text:p>
          </table:table-cell>
          <table:table-cell office:value-type="float" office:value="0.95">
            <text:p>0.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">
            <text:p>1.0</text:p>
          </table:table-cell>
          <table:table-cell office:value-type="float" office:value="0.17">
            <text:p>0.17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86">
            <text:p>0.8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1">
            <text:p>1.1</text:p>
          </table:table-cell>
          <table:table-cell office:value-type="float" office:value="0.175">
            <text:p>0.175</text:p>
          </table:table-cell>
          <table:table-cell/>
          <table:table-cell office:value-type="float" office:value="1">
            <text:p>1.0</text:p>
          </table:table-cell>
          <table:table-cell office:value-type="float" office:value="0.89">
            <text:p>0.89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15">
            <text:p>1.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2">
            <text:p>1.2</text:p>
          </table:table-cell>
          <table:table-cell office:value-type="float" office:value="0.18">
            <text:p>0.18</text:p>
          </table:table-cell>
          <table:table-cell/>
          <table:table-cell office:value-type="float" office:value="1.2">
            <text:p>1.2</text:p>
          </table:table-cell>
          <table:table-cell office:value-type="float" office:value="1.05">
            <text:p>1.05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3">
            <text:p>1.3</text:p>
          </table:table-cell>
          <table:table-cell office:value-type="float" office:value="0.185">
            <text:p>0.185</text:p>
          </table:table-cell>
          <table:table-cell/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.4">
            <text:p>1.4</text:p>
          </table:table-cell>
          <table:table-cell office:value-type="float" office:value="0.205">
            <text:p>0.205</text:p>
          </table:table-cell>
          <table:table-cell/>
          <table:table-cell office:value-type="float" office:value="1.6">
            <text:p>1.6</text:p>
          </table:table-cell>
          <table:table-cell office:value-type="float" office:value="1.35">
            <text:p>1.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.5">
            <text:p>1.5</text:p>
          </table:table-cell>
          <table:table-cell office:value-type="float" office:value="0.215">
            <text:p>0.215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45">
            <text:p>1.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2">
            <text:p>2.0</text:p>
          </table:table-cell>
          <table:table-cell office:value-type="float" office:value="0.26">
            <text:p>0.26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5">
            <text:p>1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3">
            <text:p>3.0</text:p>
          </table:table-cell>
          <table:table-cell office:value-type="float" office:value="0.37">
            <text:p>0.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4">
            <text:p>4.0</text:p>
          </table:table-cell>
          <table:table-cell office:value-type="float" office:value="0.44">
            <text:p>0.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5">
            <text:p>5.0</text:p>
          </table:table-cell>
          <table:table-cell office:value-type="float" office:value="0.54">
            <text:p>0.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6">
            <text:p>6.0</text:p>
          </table:table-cell>
          <table:table-cell office:value-type="float" office:value="0.6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7">
            <text:p>7.0</text:p>
          </table:table-cell>
          <table:table-cell office:value-type="float" office:value="0.64">
            <text:p>0.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8">
            <text:p>8.0</text:p>
          </table:table-cell>
          <table:table-cell office:value-type="float" office:value="0.66">
            <text:p>0.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9">
            <text:p>9.0</text:p>
          </table:table-cell>
          <table:table-cell office:value-type="float" office:value="0.74">
            <text:p>0.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0">
            <text:p>10.0</text:p>
          </table:table-cell>
          <table:table-cell office:value-type="float" office:value="0.78">
            <text:p>0.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2">
            <text:p>12.0</text:p>
          </table:table-cell>
          <table:table-cell office:value-type="float" office:value="0.82">
            <text:p>0.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4">
            <text:p>14.0</text:p>
          </table:table-cell>
          <table:table-cell office:value-type="float" office:value="0.89">
            <text:p>0.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6">
            <text:p>16.0</text:p>
          </table:table-cell>
          <table:table-cell office:value-type="float" office:value="0.94">
            <text:p>0.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8">
            <text:p>18.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float" office:value="435.8">
            <text:p>435.8</text:p>
          </table:table-cell>
          <table:table-cell/>
          <table:table-cell office:value-type="float" office:value="404.7">
            <text:p>404.7</text:p>
          </table:table-cell>
          <table:table-cell/>
          <table:table-cell office:value-type="float" office:value="407.8">
            <text:p>407.8</text:p>
          </table:table-cell>
          <table:table-cell/>
          <table:table-cell table:style-name="Default" office:value-type="float" office:value="546.1">
            <text:p>546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-1">
            <text:p>-1.0</text:p>
          </table:table-cell>
          <table:table-cell office:value-type="float" office:value="0">
            <text:p>0</text:p>
          </table:table-cell>
          <table:table-cell table:style-name="ce1" office:value-type="float" office:value="-1.5">
            <text:p>-1.5</text:p>
          </table:table-cell>
          <table:table-cell table:style-name="Default" office:value-type="float" office:value="0">
            <text:p>0</text:p>
          </table:table-cell>
          <table:table-cell table:style-name="ce1"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-0.599999999999999">
            <text:p>-0.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9">
            <text:p>-0.9</text:p>
          </table:table-cell>
          <table:table-cell office:value-type="float" office:value="0.01">
            <text:p>0.01</text:p>
          </table:table-cell>
          <table:table-cell table:style-name="ce1" office:value-type="float" office:value="-1.4">
            <text:p>-1.4</text:p>
          </table:table-cell>
          <table:table-cell table:style-name="Default" office:value-type="float" office:value="0.002">
            <text:p>0.002</text:p>
          </table:table-cell>
          <table:table-cell table:style-name="ce1" office:value-type="float" office:value="-1">
            <text:p>-1.0</text:p>
          </table:table-cell>
          <table:table-cell office:value-type="float" office:value="0.008">
            <text:p>0.008</text:p>
          </table:table-cell>
          <table:table-cell office:value-type="float" office:value="-0.499999999999999">
            <text:p>-0.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8">
            <text:p>-0.8</text:p>
          </table:table-cell>
          <table:table-cell office:value-type="float" office:value="0.0025">
            <text:p>0.0025</text:p>
          </table:table-cell>
          <table:table-cell table:style-name="ce1" office:value-type="float" office:value="-1.3">
            <text:p>-1.3</text:p>
          </table:table-cell>
          <table:table-cell table:style-name="Default" office:value-type="float" office:value="0.008">
            <text:p>0.008</text:p>
          </table:table-cell>
          <table:table-cell table:style-name="ce1" office:value-type="float" office:value="-0.9">
            <text:p>-0.9</text:p>
          </table:table-cell>
          <table:table-cell office:value-type="float" office:value="0.017">
            <text:p>0.017</text:p>
          </table:table-cell>
          <table:table-cell office:value-type="float" office:value="-0.399999999999999">
            <text:p>-0.4</text:p>
          </table:table-cell>
          <table:table-cell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7">
            <text:p>-0.7</text:p>
          </table:table-cell>
          <table:table-cell office:value-type="float" office:value="0.007">
            <text:p>0.007</text:p>
          </table:table-cell>
          <table:table-cell table:style-name="ce1" office:value-type="float" office:value="-1.2">
            <text:p>-1.2</text:p>
          </table:table-cell>
          <table:table-cell table:style-name="Default" office:value-type="float" office:value="0.018">
            <text:p>0.018</text:p>
          </table:table-cell>
          <table:table-cell table:style-name="ce1" office:value-type="float" office:value="-0.8">
            <text:p>-0.8</text:p>
          </table:table-cell>
          <table:table-cell office:value-type="float" office:value="0.028">
            <text:p>0.028</text:p>
          </table:table-cell>
          <table:table-cell office:value-type="float" office:value="-0.299999999999999">
            <text:p>-0.3</text:p>
          </table:table-cell>
          <table:table-cell office:value-type="float" office:value="0.014">
            <text:p>0.0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6">
            <text:p>-0.6</text:p>
          </table:table-cell>
          <table:table-cell office:value-type="float" office:value="0.0094">
            <text:p>0.0094</text:p>
          </table:table-cell>
          <table:table-cell table:style-name="ce1" office:value-type="float" office:value="-1.1">
            <text:p>-1.1</text:p>
          </table:table-cell>
          <table:table-cell table:style-name="Default" office:value-type="float" office:value="0.03">
            <text:p>0.03</text:p>
          </table:table-cell>
          <table:table-cell table:style-name="ce1" office:value-type="float" office:value="-0.699999999999999">
            <text:p>-0.7</text:p>
          </table:table-cell>
          <table:table-cell office:value-type="float" office:value="0.046">
            <text:p>0.046</text:p>
          </table:table-cell>
          <table:table-cell office:value-type="float" office:value="-0.199999999999999">
            <text:p>-0.2</text:p>
          </table:table-cell>
          <table:table-cell office:value-type="float" office:value="0.052">
            <text:p>0.0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5">
            <text:p>-0.5</text:p>
          </table:table-cell>
          <table:table-cell office:value-type="float" office:value="0.0198">
            <text:p>0.0198</text:p>
          </table:table-cell>
          <table:table-cell table:style-name="ce1" office:value-type="float" office:value="-1">
            <text:p>-1.0</text:p>
          </table:table-cell>
          <table:table-cell table:style-name="Default" office:value-type="float" office:value="0.046">
            <text:p>0.046</text:p>
          </table:table-cell>
          <table:table-cell table:style-name="ce1" office:value-type="float" office:value="-0.599999999999999">
            <text:p>-0.6</text:p>
          </table:table-cell>
          <table:table-cell office:value-type="float" office:value="0.068">
            <text:p>0.068</text:p>
          </table:table-cell>
          <table:table-cell office:value-type="float" office:value="-0.0999999999999988">
            <text:p>-0.1</text:p>
          </table:table-cell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4">
            <text:p>-0.4</text:p>
          </table:table-cell>
          <table:table-cell office:value-type="float" office:value="0.022">
            <text:p>0.022</text:p>
          </table:table-cell>
          <table:table-cell table:style-name="ce1" office:value-type="float" office:value="-0.9">
            <text:p>-0.9</text:p>
          </table:table-cell>
          <table:table-cell table:style-name="Default" office:value-type="float" office:value="0.066">
            <text:p>0.066</text:p>
          </table:table-cell>
          <table:table-cell table:style-name="ce1" office:value-type="float" office:value="-0.499999999999999">
            <text:p>-0.5</text:p>
          </table:table-cell>
          <table:table-cell office:value-type="float" office:value="0.091">
            <text:p>0.091</text:p>
          </table:table-cell>
          <table:table-cell office:value-type="float" office:value="0">
            <text:p>0.0</text:p>
          </table:table-cell>
          <table:table-cell office:value-type="float" office:value="0.17">
            <text:p>0.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3">
            <text:p>-0.3</text:p>
          </table:table-cell>
          <table:table-cell office:value-type="float" office:value="0.028">
            <text:p>0.028</text:p>
          </table:table-cell>
          <table:table-cell table:style-name="ce1" office:value-type="float" office:value="-0.8">
            <text:p>-0.8</text:p>
          </table:table-cell>
          <table:table-cell table:style-name="Default" office:value-type="float" office:value="0.094">
            <text:p>0.094</text:p>
          </table:table-cell>
          <table:table-cell table:style-name="ce1" office:value-type="float" office:value="-0.399999999999999">
            <text:p>-0.4</text:p>
          </table:table-cell>
          <table:table-cell office:value-type="float" office:value="0.125">
            <text:p>0.125</text:p>
          </table:table-cell>
          <table:table-cell office:value-type="float" office:value="0.100000000000001">
            <text:p>0.1</text:p>
          </table:table-cell>
          <table:table-cell office:value-type="float" office:value="0.26">
            <text:p>0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2">
            <text:p>-0.2</text:p>
          </table:table-cell>
          <table:table-cell office:value-type="float" office:value="0.036">
            <text:p>0.036</text:p>
          </table:table-cell>
          <table:table-cell table:style-name="ce1" office:value-type="float" office:value="-0.699999999999999">
            <text:p>-0.7</text:p>
          </table:table-cell>
          <table:table-cell table:style-name="Default" office:value-type="float" office:value="0.125">
            <text:p>0.125</text:p>
          </table:table-cell>
          <table:table-cell table:style-name="ce1" office:value-type="float" office:value="-0.299999999999999">
            <text:p>-0.3</text:p>
          </table:table-cell>
          <table:table-cell office:value-type="float" office:value="0.16">
            <text:p>0.16</text:p>
          </table:table-cell>
          <table:table-cell office:value-type="float" office:value="0.200000000000001">
            <text:p>0.2</text:p>
          </table:table-cell>
          <table:table-cell office:value-type="float" office:value="0.34">
            <text:p>0.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-0.1">
            <text:p>-0.1</text:p>
          </table:table-cell>
          <table:table-cell office:value-type="float" office:value="0.045">
            <text:p>0.045</text:p>
          </table:table-cell>
          <table:table-cell table:style-name="ce1" office:value-type="float" office:value="-0.599999999999999">
            <text:p>-0.6</text:p>
          </table:table-cell>
          <table:table-cell table:style-name="Default" office:value-type="float" office:value="0.16">
            <text:p>0.16</text:p>
          </table:table-cell>
          <table:table-cell table:style-name="ce1" office:value-type="float" office:value="-0.199999999999999">
            <text:p>-0.2</text:p>
          </table:table-cell>
          <table:table-cell office:value-type="float" office:value="0.2">
            <text:p>0.2</text:p>
          </table:table-cell>
          <table:table-cell office:value-type="float" office:value="0.300000000000002">
            <text:p>0.3</text:p>
          </table:table-cell>
          <table:table-cell office:value-type="float" office:value="0.42">
            <text:p>0.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">
            <text:p>0.0</text:p>
          </table:table-cell>
          <table:table-cell office:value-type="float" office:value="0.056">
            <text:p>0.056</text:p>
          </table:table-cell>
          <table:table-cell table:style-name="ce1" office:value-type="float" office:value="-0.499999999999999">
            <text:p>-0.5</text:p>
          </table:table-cell>
          <table:table-cell table:style-name="Default" office:value-type="float" office:value="0.2">
            <text:p>0.2</text:p>
          </table:table-cell>
          <table:table-cell table:style-name="ce1" office:value-type="float" office:value="-0.0999999999999988">
            <text:p>-0.1</text:p>
          </table:table-cell>
          <table:table-cell office:value-type="float" office:value="0.24">
            <text:p>0.24</text:p>
          </table:table-cell>
          <table:table-cell office:value-type="float" office:value="0.400000000000002">
            <text:p>0.4</text:p>
          </table:table-cell>
          <table:table-cell office:value-type="float" office:value="0.49">
            <text:p>0.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0999999999999996">
            <text:p>0.1</text:p>
          </table:table-cell>
          <table:table-cell office:value-type="float" office:value="0.065">
            <text:p>0.065</text:p>
          </table:table-cell>
          <table:table-cell table:style-name="ce1" office:value-type="float" office:value="-0.399999999999999">
            <text:p>-0.4</text:p>
          </table:table-cell>
          <table:table-cell table:style-name="Default" office:value-type="float" office:value="0.0245">
            <text:p>0.0245</text:p>
          </table:table-cell>
          <table:table-cell table:style-name="ce1" office:value-type="float" office:value="0">
            <text:p>0.0</text:p>
          </table:table-cell>
          <table:table-cell office:value-type="float" office:value="0.275">
            <text:p>0.275</text:p>
          </table:table-cell>
          <table:table-cell office:value-type="float" office:value="0.500000000000002">
            <text:p>0.5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2">
            <text:p>0.2</text:p>
          </table:table-cell>
          <table:table-cell office:value-type="float" office:value="0.076">
            <text:p>0.076</text:p>
          </table:table-cell>
          <table:table-cell table:style-name="ce1" office:value-type="float" office:value="-0.299999999999999">
            <text:p>-0.3</text:p>
          </table:table-cell>
          <table:table-cell table:style-name="Default" office:value-type="float" office:value="0.265">
            <text:p>0.265</text:p>
          </table:table-cell>
          <table:table-cell table:style-name="ce1" office:value-type="float" office:value="0.100000000000001">
            <text:p>0.1</text:p>
          </table:table-cell>
          <table:table-cell office:value-type="float" office:value="0.3">
            <text:p>0.3</text:p>
          </table:table-cell>
          <table:table-cell office:value-type="float" office:value="0.600000000000002">
            <text:p>0.6</text:p>
          </table:table-cell>
          <table:table-cell office:value-type="float" office:value="0.62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3">
            <text:p>0.3</text:p>
          </table:table-cell>
          <table:table-cell office:value-type="float" office:value="0.085">
            <text:p>0.085</text:p>
          </table:table-cell>
          <table:table-cell table:style-name="ce1" office:value-type="float" office:value="-0.199999999999999">
            <text:p>-0.2</text:p>
          </table:table-cell>
          <table:table-cell table:style-name="Default" office:value-type="float" office:value="0.32">
            <text:p>0.32</text:p>
          </table:table-cell>
          <table:table-cell table:style-name="ce1" office:value-type="float" office:value="0.200000000000001">
            <text:p>0.2</text:p>
          </table:table-cell>
          <table:table-cell office:value-type="float" office:value="0.36">
            <text:p>0.36</text:p>
          </table:table-cell>
          <table:table-cell office:value-type="float" office:value="0.700000000000002">
            <text:p>0.7</text:p>
          </table:table-cell>
          <table:table-cell office:value-type="float" office:value="0.66">
            <text:p>0.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4">
            <text:p>0.4</text:p>
          </table:table-cell>
          <table:table-cell office:value-type="float" office:value="0.09">
            <text:p>0.09</text:p>
          </table:table-cell>
          <table:table-cell table:style-name="ce1" office:value-type="float" office:value="-0.0999999999999988">
            <text:p>-0.1</text:p>
          </table:table-cell>
          <table:table-cell table:style-name="Default" office:value-type="float" office:value="0.37">
            <text:p>0.37</text:p>
          </table:table-cell>
          <table:table-cell table:style-name="ce1" office:value-type="float" office:value="0.300000000000002">
            <text:p>0.3</text:p>
          </table:table-cell>
          <table:table-cell office:value-type="float" office:value="0.41">
            <text:p>0.41</text:p>
          </table:table-cell>
          <table:table-cell office:value-type="float" office:value="0.800000000000002">
            <text:p>0.8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5">
            <text:p>0.5</text:p>
          </table:table-cell>
          <table:table-cell office:value-type="float" office:value="0.11">
            <text:p>0.11</text:p>
          </table:table-cell>
          <table:table-cell table:style-name="ce1" office:value-type="float" office:value="0">
            <text:p>0.0</text:p>
          </table:table-cell>
          <table:table-cell table:style-name="Default" office:value-type="float" office:value="0.4">
            <text:p>0.4</text:p>
          </table:table-cell>
          <table:table-cell table:style-name="ce1" office:value-type="float" office:value="0.400000000000002">
            <text:p>0.4</text:p>
          </table:table-cell>
          <table:table-cell office:value-type="float" office:value="0.45">
            <text:p>0.45</text:p>
          </table:table-cell>
          <table:table-cell office:value-type="float" office:value="0.900000000000002">
            <text:p>0.9</text:p>
          </table:table-cell>
          <table:table-cell office:value-type="float" office:value="0.74">
            <text:p>0.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6">
            <text:p>0.6</text:p>
          </table:table-cell>
          <table:table-cell office:value-type="float" office:value="0.125">
            <text:p>0.125</text:p>
          </table:table-cell>
          <table:table-cell table:style-name="ce1" office:value-type="float" office:value="0.100000000000001">
            <text:p>0.1</text:p>
          </table:table-cell>
          <table:table-cell table:style-name="Default" office:value-type="float" office:value="0.44">
            <text:p>0.44</text:p>
          </table:table-cell>
          <table:table-cell table:style-name="ce1" office:value-type="float" office:value="0.500000000000002">
            <text:p>0.5</text:p>
          </table:table-cell>
          <table:table-cell office:value-type="float" office:value="0.5">
            <text:p>0.5</text:p>
          </table:table-cell>
          <table:table-cell office:value-type="float" office:value="1">
            <text:p>1.0</text:p>
          </table:table-cell>
          <table:table-cell office:value-type="float" office:value="0.78">
            <text:p>0.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7">
            <text:p>0.7</text:p>
          </table:table-cell>
          <table:table-cell office:value-type="float" office:value="0.135">
            <text:p>0.135</text:p>
          </table:table-cell>
          <table:table-cell table:style-name="ce1" office:value-type="float" office:value="0.200000000000001">
            <text:p>0.2</text:p>
          </table:table-cell>
          <table:table-cell table:style-name="Default" office:value-type="float" office:value="0.52">
            <text:p>0.52</text:p>
          </table:table-cell>
          <table:table-cell table:style-name="ce1" office:value-type="float" office:value="0.600000000000002">
            <text:p>0.6</text:p>
          </table:table-cell>
          <table:table-cell office:value-type="float" office:value="0.54">
            <text:p>0.54</text:p>
          </table:table-cell>
          <table:table-cell office:value-type="float" office:value="1.2">
            <text:p>1.2</text:p>
          </table:table-cell>
          <table:table-cell office:value-type="float" office:value="0.87">
            <text:p>0.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8">
            <text:p>0.8</text:p>
          </table:table-cell>
          <table:table-cell office:value-type="float" office:value="0.145">
            <text:p>0.145</text:p>
          </table:table-cell>
          <table:table-cell table:style-name="ce1" office:value-type="float" office:value="0.300000000000002">
            <text:p>0.3</text:p>
          </table:table-cell>
          <table:table-cell table:style-name="Default" office:value-type="float" office:value="0.56">
            <text:p>0.56</text:p>
          </table:table-cell>
          <table:table-cell table:style-name="ce1" office:value-type="float" office:value="0.700000000000002">
            <text:p>0.7</text:p>
          </table:table-cell>
          <table:table-cell office:value-type="float" office:value="0.59">
            <text:p>0.59</text:p>
          </table:table-cell>
          <table:table-cell office:value-type="float" office:value="1.4">
            <text:p>1.4</text:p>
          </table:table-cell>
          <table:table-cell office:value-type="float" office:value="0.93">
            <text:p>0.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9">
            <text:p>0.9</text:p>
          </table:table-cell>
          <table:table-cell office:value-type="float" office:value="0.155">
            <text:p>0.155</text:p>
          </table:table-cell>
          <table:table-cell table:style-name="ce1" office:value-type="float" office:value="0.400000000000002">
            <text:p>0.4</text:p>
          </table:table-cell>
          <table:table-cell table:style-name="Default" office:value-type="float" office:value="0.61">
            <text:p>0.61</text:p>
          </table:table-cell>
          <table:table-cell table:style-name="ce1" office:value-type="float" office:value="0.800000000000002">
            <text:p>0.8</text:p>
          </table:table-cell>
          <table:table-cell office:value-type="float" office:value="0.63">
            <text:p>0.63</text:p>
          </table:table-cell>
          <table:table-cell office:value-type="float" office:value="1.6">
            <text:p>1.6</text:p>
          </table:table-cell>
          <table:table-cell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">
            <text:p>1.0</text:p>
          </table:table-cell>
          <table:table-cell office:value-type="float" office:value="0.17">
            <text:p>0.17</text:p>
          </table:table-cell>
          <table:table-cell table:style-name="ce1" office:value-type="float" office:value="0.500000000000002">
            <text:p>0.5</text:p>
          </table:table-cell>
          <table:table-cell table:style-name="Default" office:value-type="float" office:value="0.66">
            <text:p>0.66</text:p>
          </table:table-cell>
          <table:table-cell table:style-name="ce1" office:value-type="float" office:value="0.900000000000002">
            <text:p>0.9</text:p>
          </table:table-cell>
          <table:table-cell office:value-type="float" office:value="0.69">
            <text:p>0.69</text:p>
          </table:table-cell>
          <table:table-cell office:value-type="float" office:value="1.79999999999999">
            <text:p>1.8</text:p>
          </table:table-cell>
          <table:table-cell office:value-type="float" office:value="1.15">
            <text:p>1.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1">
            <text:p>1.1</text:p>
          </table:table-cell>
          <table:table-cell office:value-type="float" office:value="0.175">
            <text:p>0.175</text:p>
          </table:table-cell>
          <table:table-cell table:style-name="ce1" office:value-type="float" office:value="0.600000000000002">
            <text:p>0.6</text:p>
          </table:table-cell>
          <table:table-cell table:style-name="Default" office:value-type="float" office:value="0.72">
            <text:p>0.72</text:p>
          </table:table-cell>
          <table:table-cell table:style-name="ce1" office:value-type="float" office:value="1">
            <text:p>1.0</text:p>
          </table:table-cell>
          <table:table-cell office:value-type="float" office:value="0.72">
            <text:p>0.72</text:p>
          </table:table-cell>
          <table:table-cell office:value-type="float" office:value="1.99999999999999">
            <text:p>2.0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2">
            <text:p>1.2</text:p>
          </table:table-cell>
          <table:table-cell office:value-type="float" office:value="0.18">
            <text:p>0.18</text:p>
          </table:table-cell>
          <table:table-cell table:style-name="ce1" office:value-type="float" office:value="0.700000000000002">
            <text:p>0.7</text:p>
          </table:table-cell>
          <table:table-cell table:style-name="Default" office:value-type="float" office:value="0.77">
            <text:p>0.77</text:p>
          </table:table-cell>
          <table:table-cell table:style-name="ce1"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1.3">
            <text:p>1.3</text:p>
          </table:table-cell>
          <table:table-cell office:value-type="float" office:value="0.185">
            <text:p>0.185</text:p>
          </table:table-cell>
          <table:table-cell table:style-name="ce1" office:value-type="float" office:value="0.800000000000002">
            <text:p>0.8</text:p>
          </table:table-cell>
          <table:table-cell table:style-name="Default" office:value-type="float" office:value="0.81">
            <text:p>0.81</text:p>
          </table:table-cell>
          <table:table-cell table:style-name="ce1" office:value-type="float" office:value="1.4">
            <text:p>1.4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.4">
            <text:p>1.4</text:p>
          </table:table-cell>
          <table:table-cell office:value-type="float" office:value="0.205">
            <text:p>0.205</text:p>
          </table:table-cell>
          <table:table-cell table:style-name="ce1" office:value-type="float" office:value="0.900000000000002">
            <text:p>0.9</text:p>
          </table:table-cell>
          <table:table-cell table:style-name="Default" office:value-type="float" office:value="0.86">
            <text:p>0.86</text:p>
          </table:table-cell>
          <table:table-cell table:style-name="ce1" office:value-type="float" office:value="1.6">
            <text:p>1.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.5">
            <text:p>1.5</text:p>
          </table:table-cell>
          <table:table-cell office:value-type="float" office:value="0.215">
            <text:p>0.215</text:p>
          </table:table-cell>
          <table:table-cell table:style-name="ce1" office:value-type="float" office:value="1">
            <text:p>1.0</text:p>
          </table:table-cell>
          <table:table-cell table:style-name="Default" office:value-type="float" office:value="0.89">
            <text:p>0.89</text:p>
          </table:table-cell>
          <table:table-cell table:style-name="ce1" office:value-type="float" office:value="1.79999999999999">
            <text:p>1.8</text:p>
          </table:table-cell>
          <table:table-cell office:value-type="float" office:value="1.15">
            <text:p>1.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">
            <text:p>2.0</text:p>
          </table:table-cell>
          <table:table-cell office:value-type="float" office:value="0.26">
            <text:p>0.26</text:p>
          </table:table-cell>
          <table:table-cell table:style-name="ce1" office:value-type="float" office:value="1.2">
            <text:p>1.2</text:p>
          </table:table-cell>
          <table:table-cell table:style-name="Default" office:value-type="float" office:value="1.05">
            <text:p>1.05</text:p>
          </table:table-cell>
          <table:table-cell table:style-name="ce1" office:value-type="float" office:value="1.99999999999999">
            <text:p>2.0</text:p>
          </table:table-cell>
          <table:table-cell office:value-type="float" office:value="1.2">
            <text:p>1.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">
            <text:p>3.0</text:p>
          </table:table-cell>
          <table:table-cell office:value-type="float" office:value="0.37">
            <text:p>0.37</text:p>
          </table:table-cell>
          <table:table-cell table:style-name="ce1" office:value-type="float" office:value="1.4">
            <text:p>1.4</text:p>
          </table:table-cell>
          <table:table-cell table:style-name="Default" office:value-type="float" office:value="1.2">
            <text:p>1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4">
            <text:p>4.0</text:p>
          </table:table-cell>
          <table:table-cell office:value-type="float" office:value="0.44">
            <text:p>0.44</text:p>
          </table:table-cell>
          <table:table-cell table:style-name="ce1" office:value-type="float" office:value="1.6">
            <text:p>1.6</text:p>
          </table:table-cell>
          <table:table-cell table:style-name="Default" office:value-type="float" office:value="1.35">
            <text:p>1.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5">
            <text:p>5.0</text:p>
          </table:table-cell>
          <table:table-cell office:value-type="float" office:value="0.54">
            <text:p>0.54</text:p>
          </table:table-cell>
          <table:table-cell table:style-name="ce1" office:value-type="float" office:value="1.79999999999999">
            <text:p>1.8</text:p>
          </table:table-cell>
          <table:table-cell table:style-name="Default" office:value-type="float" office:value="1.45">
            <text:p>1.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6">
            <text:p>6.0</text:p>
          </table:table-cell>
          <table:table-cell office:value-type="float" office:value="0.6">
            <text:p>0.6</text:p>
          </table:table-cell>
          <table:table-cell table:style-name="ce1" office:value-type="float" office:value="1.99999999999999">
            <text:p>2.0</text:p>
          </table:table-cell>
          <table:table-cell table:style-name="Default" office:value-type="float" office:value="1.5">
            <text:p>1.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7">
            <text:p>7.0</text:p>
          </table:table-cell>
          <table:table-cell office:value-type="float" office:value="0.64">
            <text:p>0.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8">
            <text:p>8.0</text:p>
          </table:table-cell>
          <table:table-cell office:value-type="float" office:value="0.66">
            <text:p>0.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9">
            <text:p>9.0</text:p>
          </table:table-cell>
          <table:table-cell office:value-type="float" office:value="0.74">
            <text:p>0.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0">
            <text:p>10.0</text:p>
          </table:table-cell>
          <table:table-cell office:value-type="float" office:value="0.78">
            <text:p>0.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2">
            <text:p>12.0</text:p>
          </table:table-cell>
          <table:table-cell office:value-type="float" office:value="0.82">
            <text:p>0.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4">
            <text:p>14.0</text:p>
          </table:table-cell>
          <table:table-cell office:value-type="float" office:value="0.89">
            <text:p>0.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6">
            <text:p>16.0</text:p>
          </table:table-cell>
          <table:table-cell office:value-type="float" office:value="0.94">
            <text:p>0.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8">
            <text:p>18.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 table:number-rows-repeated="104848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 style:data-style-name="N2" text:time-value="0000-00-00T16:37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6:41:39</meta:creation-date>
    <dc:date>2013-04-25T16:40:39</dc:date>
    <meta:editing-duration>P0D</meta:editing-duration>
    <meta:editing-cycles>3</meta:editing-cycles>
    <meta:generator>LibreOffice/3.6$Linux_X86_64 LibreOffice_project/360m1$Build-2</meta:generator>
    <meta:document-statistic meta:table-count="1" meta:cell-count="492" meta:object-count="0"/>
  </office:meta>
</office:document-meta>
</file>